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0.335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1.058cm"/>
    </style:style>
    <style:style style:name="co11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8"/>
    <style:style style:name="ce8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0"/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5:.H1000])" office:value-type="time" office:time-value="PT355H30M00S">
            <text:p>355.30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otal per day</text:p>
          </table:table-cell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prima riunione con il prof. Livatino</text:p>
          </table:table-cell>
          <table:table-cell/>
          <table:table-cell table:style-name="ce6" table:formula="of:=[.D5]-[.C5]" office:value-type="time" office:time-value="PT02H00M00S">
            <text:p>02.00</text:p>
          </table:table-cell>
          <table:table-cell table:style-name="ce8" table:formula="of:=SUM([.G5:.G8])" office:value-type="time" office:time-value="PT04H00M00S">
            <text:p>04:00</text:p>
          </table:table-cell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6" table:formula="of:=[.D6]-[.C6]" office:value-type="time" office:time-value="PT00H15M00S">
            <text:p>00.15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6" table:formula="of:=[.D7]-[.C7]" office:value-type="time" office:time-value="PT01H30M00S">
            <text:p>01.30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45M00S">
            <text:p>15.45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6" table:formula="of:=[.D8]-[.C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6" office:value-type="time" office:time-value="PT11H00M00S">
            <text:p>11.00</text:p>
          </table:table-cell>
          <table:table-cell table:style-name="ce6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6" table:formula="of:=[.D10]-[.C10]" office:value-type="time" office:time-value="PT00H15M00S">
            <text:p>00.15</text:p>
          </table:table-cell>
          <table:table-cell table:style-name="ce8" table:formula="of:=SUM([.G10:.G13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15M00S">
            <text:p>11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6" table:formula="of:=[.D11]-[.C11]" office:value-type="time" office:time-value="PT01H45M00S">
            <text:p>01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6" table:formula="of:=[.D12]-[.C12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6" table:formula="of:=[.D13]-[.C13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6" office:value-type="time" office:time-value="PT09H15M00S">
            <text:p>09.15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6" table:formula="of:=[.D15]-[.C15]" office:value-type="time" office:time-value="PT00H30M00S">
            <text:p>00.30</text:p>
          </table:table-cell>
          <table:table-cell table:style-name="ce8" table:formula="of:=SUM([.G15:.G21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6" table:formula="of:=[.D16]-[.C16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6" table:formula="of:=[.D17]-[.C1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6" table:formula="of:=[.D18]-[.C1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9]-[.C1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6" table:formula="of:=[.D20]-[.C20]" office:value-type="time" office:time-value="PT01H35M00S">
            <text:p>01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0M00S">
            <text:p>15.5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6" table:formula="of:=[.D21]-[.C21]" office:value-type="time" office:time-value="PT01H40M00S">
            <text:p>01.4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6" table:formula="of:=[.D23]-[.C23]" office:value-type="time" office:time-value="PT00H15M00S">
            <text:p>00.15</text:p>
          </table:table-cell>
          <table:table-cell table:style-name="ce8" table:formula="of:=SUM([.G23:.G28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6" table:formula="of:=[.D24]-[.C24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6" table:formula="of:=[.D25]-[.C25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6" table:formula="of:=[.D26]-[.C2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6" table:formula="of:=[.D27]-[.C27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6" table:formula="of:=[.D28]-[.C2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6" table:formula="of:=[.D30]-[.C30]" office:value-type="time" office:time-value="PT01H30M00S">
            <text:p>01.30</text:p>
          </table:table-cell>
          <table:table-cell table:style-name="ce8" table:formula="of:=SUM([.G30:.G32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6" table:formula="of:=[.D31]-[.C3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6" table:formula="of:=[.D32]-[.C32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4]-[.C34]" office:value-type="time" office:time-value="PT01H45M00S">
            <text:p>01.45</text:p>
          </table:table-cell>
          <table:table-cell table:style-name="ce8" table:formula="of:=SUM([.G34:.G38])" office:value-type="time" office:time-value="PT04H10M00S">
            <text:p>04: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6" table:formula="of:=[.D35]-[.C3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6" table:formula="of:=[.D36]-[.C36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5M00S">
            <text:p>12.3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6" table:formula="of:=[.D37]-[.C37]" office:value-type="time" office:time-value="PT00H25M00S">
            <text:p>00.2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50M00S">
            <text:p>13.5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8]-[.C38]" office:value-type="time" office:time-value="PT01H10M00S">
            <text:p>01.1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40]-[.C40]" office:value-type="time" office:time-value="PT00H30M00S">
            <text:p>00.30</text:p>
          </table:table-cell>
          <table:table-cell table:style-name="ce8" table:formula="of:=SUM([.G40:.G45])" office:value-type="time" office:time-value="PT06H15M00S">
            <text:p>06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1]-[.C41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2]-[.C42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6" table:formula="of:=[.D43]-[.C4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4]-[.C4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6" table:formula="of:=[.D45]-[.C45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6]-[.C46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8]-[.C48]" office:value-type="time" office:time-value="PT01H00M00S">
            <text:p>01.00</text:p>
          </table:table-cell>
          <table:table-cell table:style-name="ce8" table:formula="of:=SUM([.G48:.G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6" table:formula="of:=[.D49]-[.C4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6" table:formula="of:=[.D50]-[.C5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30M00S">
            <text:p>13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6" table:formula="of:=[.D51]-[.C51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3]-[.C53]" office:value-type="time" office:time-value="PT03H00M00S">
            <text:p>03.00</text:p>
          </table:table-cell>
          <table:table-cell table:style-name="ce8" table:formula="of:=SUM([.G53:.G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4]-[.C54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6]-[.C56]" office:value-type="time" office:time-value="PT02H45M00S">
            <text:p>02.45</text:p>
          </table:table-cell>
          <table:table-cell table:style-name="ce8" table:formula="of:=SUM([.G56:.G5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6" table:formula="of:=[.D57]-[.C5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8]-[.C5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0]-[.C60]" office:value-type="time" office:time-value="PT03H30M00S">
            <text:p>03.30</text:p>
          </table:table-cell>
          <table:table-cell table:style-name="ce8" table:formula="of:=SUM([.G60:.G61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6" table:formula="of:=[.D61]-[.C61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3]-[.C63]" office:value-type="time" office:time-value="PT03H30M00S">
            <text:p>03.30</text:p>
          </table:table-cell>
          <table:table-cell table:style-name="ce8" table:formula="of:=SUM([.G63:.G6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4]-[.C64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6]-[.C66]" office:value-type="time" office:time-value="PT03H30M00S">
            <text:p>03.30</text:p>
          </table:table-cell>
          <table:table-cell table:style-name="ce8" table:formula="of:=SUM([.G66:.G67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7]-[.C67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9]-[.C69]" office:value-type="time" office:time-value="PT03H30M00S">
            <text:p>03.30</text:p>
          </table:table-cell>
          <table:table-cell table:style-name="ce8" table:formula="of:=SUM([.G69:.G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0]-[.C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6" office:value-type="time" office:time-value="PT09H20M00S">
            <text:p>09.2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2]-[.C72]" office:value-type="time" office:time-value="PT03H40M00S">
            <text:p>03.40</text:p>
          </table:table-cell>
          <table:table-cell table:style-name="ce8" table:formula="of:=SUM([.G72:.G75])" office:value-type="time" office:time-value="PT06H40M00S">
            <text:p>06: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3]-[.C73]" office:value-type="time" office:time-value="PT01H55M00S">
            <text:p>01.5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5M00S">
            <text:p>15.55</text:p>
          </table:table-cell>
          <table:table-cell table:style-name="ce6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6" table:formula="of:=[.D74]-[.C74]" office:value-type="time" office:time-value="PT00H50M00S">
            <text:p>00.5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45M00S">
            <text:p>16.4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6" table:formula="of:=[.D75]-[.C7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6" table:formula="of:=[.D77]-[.C77]" office:value-type="time" office:time-value="PT01H00M00S">
            <text:p>01.00</text:p>
          </table:table-cell>
          <table:table-cell table:style-name="ce8" table:formula="of:=SUM([.G77:.G80])" office:value-type="time" office:time-value="PT07H45M00S">
            <text:p>07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8]-[.C78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9]-[.C7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80]-[.C8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6" table:formula="of:=[.D82]-[.C82]" office:value-type="time" office:time-value="PT03H30M00S">
            <text:p>03.30</text:p>
          </table:table-cell>
          <table:table-cell table:style-name="ce8" table:formula="of:=SUM([.G82:.G84])" office:value-type="time" office:time-value="PT05H35M00S">
            <text:p>05: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6" table:formula="of:=[.D83]-[.C8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6" table:formula="of:=[.D84]-[.C84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6" table:formula="of:=[.D86]-[.C86]" office:value-type="time" office:time-value="PT01H00M00S">
            <text:p>01.00</text:p>
          </table:table-cell>
          <table:table-cell table:style-name="ce8" table:formula="of:=SUM([.G86:.G8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6" table:formula="of:=[.D87]-[.C8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6" table:formula="of:=[.D88]-[.C8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6" table:formula="of:=[.D89]-[.C8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6" table:formula="of:=[.D91]-[.C91]" office:value-type="time" office:time-value="PT01H30M00S">
            <text:p>01.30</text:p>
          </table:table-cell>
          <table:table-cell table:style-name="ce8" table:formula="of:=SUM([.G91:.G9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6" table:formula="of:=[.D92]-[.C92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3]-[.C93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5]-[.C95]" office:value-type="time" office:time-value="PT03H30M00S">
            <text:p>03.30</text:p>
          </table:table-cell>
          <table:table-cell table:style-name="ce8" table:formula="of:=SUM([.G95:.G9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6" table:formula="of:=[.D96]-[.C9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6" table:formula="of:=[.D98]-[.C98]" office:value-type="time" office:time-value="PT03H30M00S">
            <text:p>03.30</text:p>
          </table:table-cell>
          <table:table-cell table:style-name="ce8" table:formula="of:=SUM([.G98:.G100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6" table:formula="of:=[.D99]-[.C9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6" table:formula="of:=[.D100]-[.C10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2]-[.C102]" office:value-type="time" office:time-value="PT03H30M00S">
            <text:p>03.30</text:p>
          </table:table-cell>
          <table:table-cell table:style-name="ce8" table:formula="of:=SUM([.G102:.G103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3]-[.C103]" office:value-type="time" office:time-value="PT03H45M00S">
            <text:p>03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6" table:formula="of:=[.D105]-[.C105]" office:value-type="time" office:time-value="PT03H30M00S">
            <text:p>03.30</text:p>
          </table:table-cell>
          <table:table-cell table:style-name="ce8" table:formula="of:=SUM([.G105:.G10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6" table:formula="of:=[.D106]-[.C10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6" table:formula="of:=[.D108]-[.C108]" office:value-type="time" office:time-value="PT02H00M00S">
            <text:p>02.00</text:p>
          </table:table-cell>
          <table:table-cell table:style-name="ce8" table:formula="of:=SUM([.G108:.G112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6" table:formula="of:=[.D109]-[.C10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6" table:formula="of:=[.D110]-[.C11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6" table:formula="of:=[.D111]-[.C111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6" table:formula="of:=[.D112]-[.C11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6" table:formula="of:=[.D114]-[.C114]" office:value-type="time" office:time-value="PT02H30M00S">
            <text:p>02.30</text:p>
          </table:table-cell>
          <table:table-cell table:style-name="ce8" table:formula="of:=SUM([.G114:.G118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6" table:formula="of:=[.D115]-[.C115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6]-[.C116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7]-[.C117]" office:value-type="time" office:time-value="PT01H00M00S">
            <text:p>01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6" table:formula="of:=[.D118]-[.C118]" office:value-type="time" office:time-value="PT02H00M00S">
            <text:p>02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0]-[.C120]" office:value-type="time" office:time-value="PT00H50M00S">
            <text:p>00.50</text:p>
          </table:table-cell>
          <table:table-cell table:style-name="ce8" table:formula="of:=SUM([.G120:.G123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20M00S">
            <text:p>10.2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121]-[.C121]" office:value-type="time" office:time-value="PT01H10M00S">
            <text:p>01.1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2]-[.C122]" office:value-type="time" office:time-value="PT01H30M00S">
            <text:p>01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3]-[.C123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5]-[.C125]" office:value-type="time" office:time-value="PT03H30M00S">
            <text:p>03.30</text:p>
          </table:table-cell>
          <table:table-cell table:style-name="ce8" table:formula="of:=SUM([.G125:.G127])" office:value-type="time" office:time-value="PT06H50M00S">
            <text:p>06: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6" table:formula="of:=[.D126]-[.C126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6" table:formula="of:=[.D127]-[.C127]" office:value-type="time" office:time-value="PT00H20M00S">
            <text:p>00.2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6" table:formula="of:=[.D129]-[.C129]" office:value-type="time" office:time-value="PT03H30M00S">
            <text:p>03.30</text:p>
          </table:table-cell>
          <table:table-cell table:style-name="ce8" table:formula="of:=SUM([.G129:.G13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6" table:formula="of:=[.D130]-[.C13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6" table:formula="of:=[.D131]-[.C13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6" table:formula="of:=[.D133]-[.C133]" office:value-type="time" office:time-value="PT01H15M00S">
            <text:p>01.15</text:p>
          </table:table-cell>
          <table:table-cell table:style-name="ce8" table:formula="of:=SUM([.G133:.G13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45M00S">
            <text:p>10.4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4]-[.C134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5]-[.C13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7]-[.C137]" office:value-type="time" office:time-value="PT02H00M00S">
            <text:p>02.00</text:p>
          </table:table-cell>
          <table:table-cell table:style-name="ce8" table:formula="of:=SUM([.G137:.G13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6" table:formula="of:=[.D138]-[.C13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9]-[.C13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6" table:formula="of:=[.D141]-[.C141]" office:value-type="time" office:time-value="PT03H30M00S">
            <text:p>03.30</text:p>
          </table:table-cell>
          <table:table-cell table:style-name="ce8" table:formula="of:=SUM([.G141:.G142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6" table:formula="of:=[.D142]-[.C142]" office:value-type="time" office:time-value="PT05H00M00S">
            <text:p>05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6" table:formula="of:=[.D144]-[.C144]" office:value-type="time" office:time-value="PT01H30M00S">
            <text:p>01.30</text:p>
          </table:table-cell>
          <table:table-cell table:style-name="ce8" table:formula="of:=SUM([.G144:.G147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6" table:formula="of:=[.D145]-[.C145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6" table:formula="of:=[.D146]-[.C146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7]-[.C14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9]-[.C149]" office:value-type="time" office:time-value="PT02H15M00S">
            <text:p>02.15</text:p>
          </table:table-cell>
          <table:table-cell table:style-name="ce8" table:formula="of:=SUM([.G149:.G1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6" table:formula="of:=[.D150]-[.C150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1]-[.C151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2]-[.C15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6" table:formula="of:=[.D153]-[.C15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54]-[.C15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6" table:formula="of:=[.D156]-[.C156]" office:value-type="time" office:time-value="PT03H30M00S">
            <text:p>03.30</text:p>
          </table:table-cell>
          <table:table-cell table:style-name="ce8" table:formula="of:=SUM([.G156:.G15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57]-[.C15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6" table:formula="of:=[.D159]-[.C159]" office:value-type="time" office:time-value="PT00H30M00S">
            <text:p>00.30</text:p>
          </table:table-cell>
          <table:table-cell table:style-name="ce8" table:formula="of:=SUM([.G159:.G16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0]-[.C16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6" table:formula="of:=[.D161]-[.C16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2]-[.C16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6" table:formula="of:=[.D163]-[.C163]" office:value-type="time" office:time-value="PT04H30M00S">
            <text:p>04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5]-[.C165]" office:value-type="time" office:time-value="PT03H30M00S">
            <text:p>03.30</text:p>
          </table:table-cell>
          <table:table-cell table:style-name="ce8" table:formula="of:=SUM([.G165:.G16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6]-[.C16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67]-[.C16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69]-[.C169]" office:value-type="time" office:time-value="PT03H30M00S">
            <text:p>03.30</text:p>
          </table:table-cell>
          <table:table-cell table:style-name="ce8" table:formula="of:=SUM([.G169:.G1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70]-[.C1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2]-[.C172]" office:value-type="time" office:time-value="PT03H30M00S">
            <text:p>03.30</text:p>
          </table:table-cell>
          <table:table-cell table:style-name="ce8" table:formula="of:=SUM([.G172:.G17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3]-[.C17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4]-[.C17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6]-[.C176]" office:value-type="time" office:time-value="PT03H30M00S">
            <text:p>03.30</text:p>
          </table:table-cell>
          <table:table-cell table:style-name="ce8" table:formula="of:=SUM([.G176:.G17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7]-[.C17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9]-[.C179]" office:value-type="time" office:time-value="PT03H30M00S">
            <text:p>03.30</text:p>
          </table:table-cell>
          <table:table-cell table:style-name="ce8" table:formula="of:=SUM([.G179:.G18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0]-[.C18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81]-[.C18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2]-[.C18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6" table:formula="of:=[.D184]-[.C184]" office:value-type="time" office:time-value="PT03H30M00S">
            <text:p>03.30</text:p>
          </table:table-cell>
          <table:table-cell table:style-name="ce8" table:formula="of:=SUM([.G184:.G18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6" table:formula="of:=[.D185]-[.C18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6" table:formula="of:=[.D187]-[.C187]" office:value-type="time" office:time-value="PT04H00M00S">
            <text:p>04.00</text:p>
          </table:table-cell>
          <table:table-cell table:style-name="ce8" table:formula="of:=SUM([.G187:.G187])" office:value-type="time" office:time-value="PT04H00M00S">
            <text:p>04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89]-[.C189]" office:value-type="time" office:time-value="PT03H30M00S">
            <text:p>03.30</text:p>
          </table:table-cell>
          <table:table-cell table:style-name="ce8" table:formula="of:=SUM([.G189:.G193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6" table:formula="of:=[.D190]-[.C19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191]-[.C19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2]-[.C19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93]-[.C19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5]-[.C195]" office:value-type="time" office:time-value="PT02H00M00S">
            <text:p>02.00</text:p>
          </table:table-cell>
          <table:table-cell table:style-name="ce8" table:formula="of:=SUM([.G195:.G198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6]-[.C196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7]-[.C19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6" table:formula="of:=[.D198]-[.C198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200]-[.C200]" office:value-type="time" office:time-value="PT02H30M00S">
            <text:p>02.30</text:p>
          </table:table-cell>
          <table:table-cell table:style-name="ce8" table:formula="of:=SUM([.G200:.G20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1]-[.C20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2]-[.C202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203]-[.C20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5]-[.C205]" office:value-type="time" office:time-value="PT03H30M00S">
            <text:p>03.30</text:p>
          </table:table-cell>
          <table:table-cell table:style-name="ce8" table:formula="of:=SUM([.G205:.G206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6]-[.C206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8]-[.C208]" office:value-type="time" office:time-value="PT03H30M00S">
            <text:p>03.30</text:p>
          </table:table-cell>
          <table:table-cell table:style-name="ce8" table:formula="of:=SUM([.G208:.G211])" office:value-type="time" office:time-value="PT09H00M00S">
            <text:p>09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9]-[.C209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6" table:formula="of:=[.D210]-[.C21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30M00S">
            <text:p>17.30</text:p>
          </table:table-cell>
          <table:table-cell table:style-name="ce6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6" table:formula="of:=[.D211]-[.C21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213]-[.C213]" office:value-type="time" office:time-value="PT02H30M00S">
            <text:p>02.30</text:p>
          </table:table-cell>
          <table:table-cell table:style-name="ce8" table:formula="of:=SUM([.G213:.G216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6" table:formula="of:=[.D214]-[.C21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6" table:formula="of:=[.D215]-[.C21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6]-[.C216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8]-[.C218]" office:value-type="time" office:time-value="PT02H30M00S">
            <text:p>02.30</text:p>
          </table:table-cell>
          <table:table-cell table:style-name="ce8" table:formula="of:=SUM([.G218:.G22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19]-[.C21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20]-[.C220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6" office:value-type="string">
            <text:p><text:s/></text:p>
          </table:table-cell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2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e report (introduzione alle metriche)</text:p>
          </table:table-cell>
          <table:table-cell table:style-name="ce2"/>
          <table:table-cell table:style-name="ce6" table:formula="of:=[.D222]-[.C222]" office:value-type="time" office:time-value="PT02H00M00S">
            <text:p>02.00</text:p>
          </table:table-cell>
          <table:table-cell table:style-name="ce8" table:formula="of:=SUM([.G222:.G22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3]-[.C22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4]-[.C224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nuovo Makefile</text:p>
          </table:table-cell>
          <table:table-cell table:style-name="ce2"/>
          <table:table-cell table:style-name="ce6" table:formula="of:=[.D225]-[.C22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office:value-type="string">
            <text:p>7 Wed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27]-[.C227]" office:value-type="time" office:time-value="PT01H00M00S">
            <text:p>01.00</text:p>
          </table:table-cell>
          <table:table-cell table:style-name="ce8" table:formula="of:=SUM([.G227:.G230])" office:value-type="time" office:time-value="PT08H15M00S">
            <text:p>08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ulizia codice, modifica class diagram</text:p>
          </table:table-cell>
          <table:table-cell table:style-name="ce2"/>
          <table:table-cell table:style-name="ce6" table:formula="of:=[.D228]-[.C22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Data sorce e metrics)</text:p>
          </table:table-cell>
          <table:table-cell table:style-name="ce2"/>
          <table:table-cell table:style-name="ce6" table:formula="of:=[.D229]-[.C229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8H00M00S">
            <text:p>18.00</text:p>
          </table:table-cell>
          <table:table-cell table:style-name="ce6" office:value-type="time" office:time-value="PT18H45M00S">
            <text:p>18.45</text:p>
          </table:table-cell>
          <table:table-cell table:style-name="ce2" office:value-type="string">
            <text:p>modifica makefile, sorgenti ed oggetti in directory separate</text:p>
          </table:table-cell>
          <table:table-cell table:style-name="ce2"/>
          <table:table-cell table:style-name="ce6" table:formula="of:=[.D230]-[.C23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2" office:value-type="string">
            <text:p>8 Thu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2]-[.C232]" office:value-type="time" office:time-value="PT03H30M00S">
            <text:p>03.30</text:p>
          </table:table-cell>
          <table:table-cell table:style-name="ce8" table:formula="of:=SUM([.G232:.G23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3]-[.C23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4]-[.C23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2" office:value-type="string">
            <text:p>9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6]-[.C236]" office:value-type="time" office:time-value="PT02H30M00S">
            <text:p>02.30</text:p>
          </table:table-cell>
          <table:table-cell table:style-name="ce8" table:formula="of:=SUM([.G236:.G23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7]-[.C23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8]-[.C238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 table:number-rows-repeated="65303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 table:number-rows-repeated="9830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About</text:p>
          </table:table-cell>
          <table:table-cell table:style-name="ce12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</number:time-style>
    <number:time-style style:name="N111" number:truncate-on-overflow="false">
      <number:hours/>
    </number:time-style>
    <number:time-style style:name="N112" number:truncate-on-overflow="false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9">09/07/2010</text:date>, <text:time>17:0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09T17:05:58</dc:date>
    <dc:creator>Daniele Ferro</dc:creator>
    <meta:editing-duration>PT73H27M28S</meta:editing-duration>
    <meta:editing-cycles>224</meta:editing-cycles>
    <meta:generator>OpenOffice.org/3.1$Linux OpenOffice.org_project/310m19$Build-9420</meta:generator>
    <meta:document-statistic meta:table-count="2" meta:cell-count="928" meta:object-count="0"/>
  </office:meta>
</office:document-meta>
</file>